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in Modern Math" svg:font-family="'Latin Modern Math'" style:font-pitch="variable"/>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011cm"/>
    </style:style>
    <style:style style:name="Table1.B" style:family="table-column">
      <style:table-column-properties style:column-width="8.202cm"/>
    </style:style>
    <style:style style:name="Table1.C" style:family="table-column">
      <style:table-column-properties style:column-width="1.984cm"/>
    </style:style>
    <style:style style:name="Table1.D" style:family="table-column">
      <style:table-column-properties style:column-width="4.81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2" style:family="table-row">
      <style:table-row-properties style:min-row-height="2cm"/>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011cm"/>
    </style:style>
    <style:style style:name="Table2.B" style:family="table-column">
      <style:table-column-properties style:column-width="8.202cm"/>
    </style:style>
    <style:style style:name="Table2.C" style:family="table-column">
      <style:table-column-properties style:column-width="1.984cm"/>
    </style:style>
    <style:style style:name="Table2.D" style:family="table-column">
      <style:table-column-properties style:column-width="4.81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style:min-row-height="2cm"/>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atin Modern Roman" fo:font-weight="bold" officeooo:rsid="000fbe28" officeooo:paragraph-rsid="000fbe28" style:font-weight-asian="bold" style:font-weight-complex="bold"/>
    </style:style>
    <style:style style:name="P2" style:family="paragraph" style:parent-style-name="Standard">
      <style:paragraph-properties fo:text-align="end" style:justify-single-word="false"/>
      <style:text-properties style:font-name="Latin Modern Roman" fo:font-weight="bold" officeooo:rsid="000fbe28" officeooo:paragraph-rsid="000fbe28" style:font-weight-asian="bold" style:font-weight-complex="bold"/>
    </style:style>
    <style:style style:name="P3" style:family="paragraph" style:parent-style-name="Standard">
      <style:text-properties officeooo:paragraph-rsid="000fbe28"/>
    </style:style>
    <style:style style:name="P4" style:family="paragraph" style:parent-style-name="Table_20_Contents">
      <style:text-properties style:font-name="Latin Modern Roman"/>
    </style:style>
    <style:style style:name="P5" style:family="paragraph" style:parent-style-name="Table_20_Contents">
      <style:text-properties style:font-name="Latin Modern Roman" fo:font-style="italic" fo:font-weight="normal" officeooo:rsid="000fbe28" officeooo:paragraph-rsid="000fbe28" style:font-style-asian="italic" style:font-weight-asian="normal" style:font-style-complex="italic" style:font-weight-complex="normal"/>
    </style:style>
    <style:style style:name="P6" style:family="paragraph" style:parent-style-name="Table_20_Contents">
      <style:text-properties style:font-name="Latin Modern Roman" officeooo:paragraph-rsid="000fbe28"/>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Assignments<text:tab/><text:tab/><text:tab/><text:tab/><text:tab/>Subject: __________</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Assigned</text:p>
          </table:table-cell>
          <table:table-cell table:style-name="Table1.A1" office:value-type="string">
            <text:p text:style-name="P5">Homework details</text:p>
          </table:table-cell>
          <table:table-cell table:style-name="Table1.A1" office:value-type="string">
            <text:p text:style-name="P5">Due</text:p>
          </table:table-cell>
          <table:table-cell table:style-name="Table1.D1" office:value-type="string">
            <text:p text:style-name="P5">Comments</text:p>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
      <text:p text:style-name="P1"/>
      <text:p text:style-name="P1">Homework expectations.<text:span text:style-name="T1"> I won’t chase you up on homework. None-the-less, if you don’t do it, you shouldn’t expect to retain anything we learn as well as you should. If you hand homework in, you should expect detailed feedback. If you have any questions, you are expected to ask them! Please, do each piece of work on separate pieces of paper to these notes so that it’s easy to read. </text:span><text:span text:style-name="T3">Use full English sentences, and write clearly.</text:span></text:p>
      <text:p text:style-name="P2"><text:soft-page-break/><text:span text:style-name="T3">(Page 2)</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Assigned</text:p>
          </table:table-cell>
          <table:table-cell table:style-name="Table2.A1" office:value-type="string">
            <text:p text:style-name="P5">Homework details</text:p>
          </table:table-cell>
          <table:table-cell table:style-name="Table2.A1" office:value-type="string">
            <text:p text:style-name="P5">Due</text:p>
          </table:table-cell>
          <table:table-cell table:style-name="Table2.D1" office:value-type="string">
            <text:p text:style-name="P5">Comments</text:p>
          </table:table-cell>
        </table:table-row>
        <table:table-row table:style-name="Table2.2">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2">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2">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2">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2">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2">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2">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2">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2">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2">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2">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2">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in Modern Math" svg:font-family="'Latin Modern Math'" style:font-pitch="variable"/>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12:05:57.281226814</meta:creation-date>
    <dc:date>2019-02-17T12:12:33.021248883</dc:date>
    <meta:editing-duration>PT6M38S</meta:editing-duration>
    <meta:editing-cycles>1</meta:editing-cycles>
    <meta:generator>LibreOffice/5.2.7.2$Linux_X86_64 LibreOffice_project/20m0$Build-2</meta:generator>
    <meta:document-statistic meta:table-count="2" meta:image-count="0" meta:object-count="0" meta:page-count="3" meta:paragraph-count="11" meta:word-count="92" meta:character-count="551" meta:non-whitespace-character-count="466"/>
  </office:meta>
</office:document-meta>
</file>